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officeooo:rsid="001cda10" officeooo:paragraph-rsid="001cda10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officeooo:rsid="001cda10" officeooo:paragraph-rsid="001cda10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tyle="italic" fo:font-weight="bold" officeooo:rsid="001cda10" officeooo:paragraph-rsid="001cda10" style:font-style-asian="italic" style:font-weight-asian="bold" style:font-style-complex="italic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officeooo:rsid="001ed75e"/>
    </style:style>
    <style:style style:name="T3" style:family="text">
      <style:text-properties officeooo:rsid="002212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- Introdução</text:p>
      <text:p text:style-name="P1">2 - Problema proposto</text:p>
      <text:p text:style-name="P1">3 - Interface gráfica</text:p>
      <text:p text:style-name="P1">4 - Considerações finais</text:p>
      <text:p text:style-name="P1">5 - Referências bibliográficas</text:p>
      <text:p text:style-name="P1"/>
      <text:p text:style-name="P1"/>
      <text:p text:style-name="P1">1 - Introdução</text:p>
      <text:p text:style-name="P1"/>
      <text:p text:style-name="P1">A técnica de paralelização de algoritmos é um recurso que <text:span text:style-name="T3">realiza</text:span> a divisão de tarefas que normalmente seu algoritmo faria em uma thread para multiplas threads, <text:span text:style-name="T3">visando diminuir o tempo de ociosidade dos mesmos, fazendo-o deixar de ser um algoritmo sequencial.</text:span> </text:p>
      <text:p text:style-name="P1"/>
      <text:p text:style-name="P1"/>
      <text:p text:style-name="P1">2 - Problema proposto</text:p>
      <text:p text:style-name="P1"/>
      <text:p text:style-name="P1">O problema proposto por esse trabalho seria o de paralelizar o trabalho prático anterior a este, que no caso foi o de simular o autocompletar de um navegador de buscas,</text:p>
      <text:p text:style-name="P1">fazendo com que multiplas threads executem o problema juntamente, nos fazendo utilizar práticas de paralelização de programas visando otimizar o programa proposto posteriormente. </text:p>
      <text:p text:style-name="P1"/>
      <text:p text:style-name="P1">3 – Interface gráfica</text:p>
      <text:p text:style-name="P1"/>
      <text:p text:style-name="P1">Visando um sistema de integração eficiente que se pareceria com um “auto-complete” de um buscador, a interface gráfica foi implementada em HTML e PHP. No arquivo PHP, contém a integração do HTML com o código, sendo que ela recebe exatamente como é executado no terminal, e assim a cada palavra digitada na interface gráfica, o algoritmo compila e assim mostra as palavras abaixo. Vale a pena destacar que para a interface integrar com o algoritmo, foi necessária uma mudança no código, e essa mudança foi para simular uma lista de um buscador, a cada palavra que foi selecionada, é colocado um caracter especial depois dela, e assim quando a interface detectar esse caracter especial, ela quebraria a linha fazendo com queas palavras saiam em formato de lista. E assim, para visualizar o algoritmo integrado com a interface gráfica, deve seguir uma série de passos:</text:p>
      <text:p text:style-name="P1"><text:soft-page-break/></text:p>
      <text:p text:style-name="P1">Devemos primeiramente instalar o XAMPP que pode ser encontrado no endereço abaixo.</text:p>
      <text:p text:style-name="P3"><text:a xlink:type="simple" xlink:href="https://www.apachefriends.org/pt_br/download.html" text:style-name="Internet_20_link" text:visited-style-name="Visited_20_Internet_20_Link">https://www.apachefriends.org/pt_br/download.html</text:a></text:p>
      <text:p text:style-name="P3"/>
      <text:p text:style-name="P1">E deve-se escolher de acordo com a versão do Linux no computador a ser executado os</text:p>
      <text:p text:style-name="P1">códigos. Logo após de realizado o download, deve-se instalar o arquivo baixado. (Lembre-se de colocar as permissões de administrador, e de executar em Propriedades&gt;Permissões&gt;executar).</text:p>
      <text:p text:style-name="P1">Logo após a instalação do programa, deve-se primeiramente rodar o programa com o seguinte comando no terminal:</text:p>
      <text:p text:style-name="P3">sudo /opt/lampp/lampp start</text:p>
      <text:p text:style-name="P1">E assim, o programa estará executando. Para finalizar, deve-se colocar as pastas com as</text:p>
      <text:p text:style-name="P1">implementações no seguinte caminho:</text:p>
      <text:p text:style-name="P2"><text:span text:style-name="T1">/opt/lampp/htdocs</text:span></text:p>
      <text:p text:style-name="P1">Nesse caminho o restante a se fazer é executar o programa dentro desse caminho e para</text:p>
      <text:p text:style-name="P1">visualizar ele deve-se digitar no navegador:</text:p>
      <text:p text:style-name="P1"/>
      <text:p text:style-name="P2"><text:span text:style-name="T1">localhost/"Nome da pasta que contém o programa"</text:span></text:p>
      <text:p text:style-name="P2"><text:span text:style-name="T1"/></text:p>
      <text:p text:style-name="P1">Exemplo: localhost/Heuristico</text:p>
      <text:p text:style-name="P1">E assim é possível usar a interface gráfica.</text:p>
      <text:p text:style-name="P1"/>
      <text:p text:style-name="P1">4 – Considerações finais</text:p>
      <text:p text:style-name="P1"/>
      <text:p text:style-name="P1">A implementação do trabalho ocorreu em partes <text:span text:style-name="T2">sem muitos problemas, porém alguns tópicos merecem atenção à serem debatidos. Na tentativa de paralelizar o algoritmo, houve um aumento na complexidade do mesmo, e esse aumento da complexidade gerou um mínimo aumento no tempo, porém esse tempo não é tão diferenciável da implementação anterior. Outro tópico que merece destaque a ser debatido, é em relação à parte gráfica, que da antiga implementação para essa, não houve alteração da mesma. </text:span></text:p>
      <text:p text:style-name="P1"/>
      <text:p text:style-name="P1">5 - Referências bibliográficas</text:p>
      <text:p text:style-name="P1"/>
      <text:p text:style-name="P1">ROCHA, Leonardo C. D. Slides da unidade curricular de Algoritmos e Estruturas de</text:p>
      <text:p text:style-name="P1">Dados III, 2016.</text:p>
      <text:p text:style-name="P1"><text:soft-page-break/></text:p>
      <text:p text:style-name="P1">OLIVEIRA, Rafael Sachetto. Slides da unidade curricular de Sistemas Operacionais, 201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36:39.230479415</meta:creation-date>
    <dc:date>2016-06-13T09:13:25.355222739</dc:date>
    <meta:editing-duration>PT13M14S</meta:editing-duration>
    <meta:editing-cycles>3</meta:editing-cycles>
    <meta:generator>LibreOffice/5.1.3.2$Linux_x86 LibreOffice_project/10m0$Build-2</meta:generator>
    <meta:document-statistic meta:table-count="0" meta:image-count="0" meta:object-count="0" meta:page-count="3" meta:paragraph-count="32" meta:word-count="509" meta:character-count="3289" meta:non-whitespace-character-count="2807"/>
  </office:meta>
</office:document-meta>
</file>